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1cm" fo:min-width="1.1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1.151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0.242cm" fo:min-width="1.25cm"/>
      <style:paragraph-properties style:writing-mode="lr-tb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0.755cm" fo:min-width="4.32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8" style:family="graphic" style:parent-style-name="standard">
      <style:graphic-properties draw:stroke="dash" draw:stroke-dash="Dash" svg:stroke-width="0.02cm" svg:stroke-color="#000000" draw:marker-start-width="0.24cm" draw:marker-end-width="0.24cm" draw:fill="none" draw:textarea-horizontal-align="justify" draw:textarea-vertical-align="middle" draw:auto-grow-height="false" fo:min-height="3.18cm" fo:min-width="5.68cm" fo:padding-top="0.11cm" fo:padding-bottom="0.11cm" fo:padding-left="0.235cm" fo:padding-right="0.23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6cm"/>
      <style:paragraph-properties style:writing-mode="lr-tb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0.25cm" fo:min-width="1.426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152cm" draw:fill="none" draw:textarea-vertical-align="middle"/>
    </style:style>
    <style:style style:name="gr12" style:family="graphic" style:parent-style-name="objectwithoutfill">
      <style:graphic-properties svg:stroke-color="#ff0000" draw:marker-end="Arrowheads_20_4" draw:marker-end-width="0.152cm" draw:fill="none" draw:textarea-vertical-align="middle"/>
    </style:style>
    <style:style style:name="gr13" style:family="graphic" style:parent-style-name="objectwithoutfill">
      <style:graphic-properties svg:stroke-color="#2a6099" draw:marker-end="Arrowheads_20_8" draw:marker-end-width="0.152cm" draw:fill="none" draw:textarea-vertical-align="middle"/>
    </style:style>
    <style:style style:name="gr14" style:family="graphic" style:parent-style-name="objectwithoutfill">
      <style:graphic-properties svg:stroke-color="#ff0000" draw:marker-end="Arrowheads_20_9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25cm" svg:height="0.625cm" svg:x="2.49cm" svg:y="0.137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1.829cm" svg:height="0.635cm" svg:x="2.327cm" svg:y="5.833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1.75cm" svg:height="0.492cm" svg:x="2.527cm" svg:y="1.119cm">
          <text:p text:style-name="P1">n = -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4.825cm" svg:height="1.005cm" svg:x="1.002cm" svg:y="3.808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3.403cm" svg:y1="0.762cm" svg:x2="3.402cm" svg:y2="1.119cm" draw:start-shape="id1" draw:start-glue-point="6" draw:end-shape="id2" draw:end-glue-point="4" svg:d="M3403 762l-1 357" svg:viewBox="0 0 2 358">
          <text:p/>
        </draw:connector>
        <draw:frame draw:style-name="gr6" draw:text-style-name="P3" draw:layer="layout" svg:width="1.23cm" svg:height="0.852cm" svg:x="3.272cm" svg:y="3.008cm">
          <draw:text-box>
            <text:p>Sim</text:p>
          </draw:text-box>
        </draw:frame>
        <draw:frame draw:style-name="gr7" draw:text-style-name="P3" draw:layer="layout" svg:width="1.26cm" svg:height="0.852cm" svg:x="5.172cm" svg:y="2.508cm">
          <draw:text-box>
            <text:p>Não</text:p>
          </draw:text-box>
        </draw:frame>
        <draw:custom-shape draw:style-name="gr8" draw:text-style-name="P2" draw:layer="layout" svg:width="6.15cm" svg:height="3.4cm" svg:x="0.302cm" svg:y="1.8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328cm" svg:height="0.585cm" svg:x="0.152cm" svg:y="1.808cm">
          <draw:text-box>
            <text:p>while</text:p>
          </draw:text-box>
        </draw:frame>
        <draw:custom-shape draw:style-name="gr10" draw:text-style-name="P1" xml:id="id3" draw:id="id3" draw:layer="layout" svg:width="3.85cm" svg:height="1cm" svg:x="1.477cm" svg:y="2.108cm">
          <text:p text:style-name="P1">n &lt;=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type="line" svg:x1="3.402cm" svg:y1="1.611cm" svg:x2="3.402cm" svg:y2="2.108cm" draw:start-shape="id2" draw:start-glue-point="6" draw:end-shape="id3" draw:end-glue-point="4" svg:d="M3402 1611v497" svg:viewBox="0 0 1 498">
          <text:p/>
        </draw:connector>
        <draw:connector draw:style-name="gr12" draw:text-style-name="P2" draw:layer="layout" draw:type="line" svg:x1="3.402cm" svg:y1="3.108cm" svg:x2="3.415cm" svg:y2="3.808cm" draw:start-shape="id3" draw:start-glue-point="6" draw:end-shape="id4" draw:end-glue-point="4" svg:d="M3402 3108l13 700" svg:viewBox="0 0 14 701">
          <text:p/>
        </draw:connector>
        <draw:connector draw:style-name="gr13" draw:text-style-name="P2" draw:layer="layout" draw:line-skew="0.399cm 1.134cm" svg:x1="5.327cm" svg:y1="2.608cm" svg:x2="3.242cm" svg:y2="5.833cm" draw:start-shape="id3" draw:start-glue-point="7" draw:end-shape="id5" draw:end-glue-point="4" svg:d="M5327 2608h925v2997h-3010v228" svg:viewBox="0 0 3011 3226">
          <text:p/>
        </draw:connector>
        <draw:connector draw:style-name="gr14" draw:text-style-name="P2" draw:layer="layout" svg:x1="1.002cm" svg:y1="4.311cm" svg:x2="1.477cm" svg:y2="2.608cm" draw:start-shape="id4" draw:start-glue-point="5" draw:end-shape="id3" draw:end-glue-point="5" svg:d="M1002 4311h-527v-1703h1002" svg:viewBox="0 0 1003 17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60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0:21:50.870259717</dc:date>
    <meta:editing-duration>PT1H34M41S</meta:editing-duration>
    <meta:editing-cycles>28</meta:editing-cycles>
    <meta:generator>LibreOffice/7.3.7.2$Linux_X86_64 LibreOffice_project/30$Build-2</meta:generator>
    <meta:document-statistic meta:object-count="14"/>
  </office:meta>
</office:document-meta>
</file>